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uffled_results" table:style-name="ta1">
        <table:shapes>
          <draw:frame draw:z-index="0" draw:style-name="gr1" draw:text-style-name="P1" svg:width="713.25pt" svg:height="444.22pt" svg:x="254.89pt" svg:y="15.08pt">
            <draw:object draw:notify-on-update-of-ranges="shuffled_results.A1:shuffled_results.A1 shuffled_results.A2:shuffled_results.A12 shuffled_results.B1:shuffled_results.B1 shuffled_results.B2:shuffled_results.B12 shuffled_results.C1:shuffled_results.C1 shuffled_results.C2:shuffled_results.C12 shuffled_results.D1:shuffled_results.D1 shuffled_results.D2:shuffled_results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13.25pt" svg:height="444.22pt" svg:x="255.66pt" svg:y="469.87pt">
            <draw:object draw:notify-on-update-of-ranges="shuffled_results.A2:shuffled_results.A12 shuffled_results.B1:shuffled_results.B1 shuffled_results.B2:shuffled_results.B12 shuffled_results.C1:shuffled_results.C1 shuffled_results.C2:shuffled_results.C12 shuffled_results.D1:shuffled_results.D1 shuffled_results.D2:shuffled_results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55.76pt" svg:height="387.01pt" svg:x="236.18pt" svg:y="3pt">
            <draw:object draw:notify-on-update-of-ranges="shuffled_results.A1:shuffled_results.A1 shuffled_results.A2:shuffled_results.A12 shuffled_results.C1:shuffled_results.C1 shuffled_results.C2:shuffled_results.C12 shuffled_results.D1:shuffled_results.D1 shuffled_results.D2:shuffled_results.D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insertion_cnt</text:p>
          </table:table-cell>
          <table:table-cell office:value-type="string" calcext:value-type="string">
            <text:p>a102549_cnt</text:p>
          </table:table-cell>
          <table:table-cell office:value-type="string" calcext:value-type="string">
            <text:p>a033622_cn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6" calcext:value-type="float">
            <text:p>406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6" calcext:value-type="float">
            <text:p>1676</text:p>
          </table:table-cell>
          <table:table-cell office:value-type="float" office:value="258" calcext:value-type="float">
            <text:p>25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06" calcext:value-type="float">
            <text:p>6506</text:p>
          </table:table-cell>
          <table:table-cell office:value-type="float" office:value="762" calcext:value-type="float">
            <text:p>76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946" calcext:value-type="float">
            <text:p>23946</text:p>
          </table:table-cell>
          <table:table-cell office:value-type="float" office:value="1580" calcext:value-type="float">
            <text:p>1580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7085" calcext:value-type="float">
            <text:p>107085</text:p>
          </table:table-cell>
          <table:table-cell office:value-type="float" office:value="3825" calcext:value-type="float">
            <text:p>3825</text:p>
          </table:table-cell>
          <table:table-cell office:value-type="float" office:value="4457" calcext:value-type="float">
            <text:p>445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95155" calcext:value-type="float">
            <text:p>395155</text:p>
          </table:table-cell>
          <table:table-cell office:value-type="float" office:value="9257" calcext:value-type="float">
            <text:p>9257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43670" calcext:value-type="float">
            <text:p>1643670</text:p>
          </table:table-cell>
          <table:table-cell office:value-type="float" office:value="20796" calcext:value-type="float">
            <text:p>20796</text:p>
          </table:table-cell>
          <table:table-cell office:value-type="float" office:value="22968" calcext:value-type="float">
            <text:p>2296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6575327" calcext:value-type="float">
            <text:p>6575327</text:p>
          </table:table-cell>
          <table:table-cell office:value-type="float" office:value="47555" calcext:value-type="float">
            <text:p>47555</text:p>
          </table:table-cell>
          <table:table-cell office:value-type="float" office:value="50315" calcext:value-type="float">
            <text:p>5031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25992793" calcext:value-type="float">
            <text:p>25992793</text:p>
          </table:table-cell>
          <table:table-cell office:value-type="float" office:value="114863" calcext:value-type="float">
            <text:p>114863</text:p>
          </table:table-cell>
          <table:table-cell office:value-type="float" office:value="110642" calcext:value-type="float">
            <text:p>11064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05978045" calcext:value-type="float">
            <text:p>105978045</text:p>
          </table:table-cell>
          <table:table-cell office:value-type="float" office:value="272839" calcext:value-type="float">
            <text:p>272839</text:p>
          </table:table-cell>
          <table:table-cell office:value-type="float" office:value="241256" calcext:value-type="float">
            <text:p>241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9T19:34:46.099366031</dc:date>
    <meta:editing-duration>PT25M54S</meta:editing-duration>
    <meta:editing-cycles>2</meta:editing-cycles>
    <meta:generator>LibreOffice/6.0.7.3$Linux_X86_64 LibreOffice_project/00m0$Build-3</meta:generator>
    <meta:document-statistic meta:table-count="1" meta:cell-count="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63cm" svg:height="15.672cm" xlink:href=".." xlink:type="simple" chart:class="chart:line" chart:style-name="ch1">
        <chart:legend chart:legend-position="end" svg:x="21.861cm" svg:y="7.039cm" style:legend-expansion="high" chart:style-name="ch2"/>
        <chart:plot-area chart:style-name="ch3" table:cell-range-address="shuffled_results.A1:shuffled_results.D12" chart:data-source-has-labels="both" svg:x="0.513cm" svg:y="0.376cm" svg:width="21.458cm" svg:height="15.163cm">
          <chartooo:coordinate-region svg:x="2.431cm" svg:y="0.575cm" svg:width="19.075cm" svg:height="14.317cm"/>
          <chart:axis chart:dimension="x" chart:name="primary-x" chart:style-name="ch4" chartooo:axis-type="auto">
            <chartooo:date-scale/>
            <chart:categories table:cell-range-address="shuffled_results.A2:shuffled_result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uffled_results.B2:shuffled_results.B12" chart:label-cell-address="shuffled_results.B1:shuffled_results.B1" chart:class="chart:line">
            <chart:data-point chart:repeated="11"/>
          </chart:series>
          <chart:series chart:style-name="ch8" chart:values-cell-range-address="shuffled_results.C2:shuffled_results.C12" chart:label-cell-address="shuffled_results.C1:shuffled_results.C1" chart:class="chart:line">
            <chart:data-point chart:repeated="11"/>
          </chart:series>
          <chart:series chart:style-name="ch9" chart:values-cell-range-address="shuffled_results.D2:shuffled_results.D12" chart:label-cell-address="shuffled_results.D1:shuffled_results.D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_cnt</text:p>
                <draw:g>
                  <svg:desc>shuffled_results.B1:shuffled_results.B1</svg:desc>
                </draw:g>
              </table:table-cell>
              <table:table-cell office:value-type="string">
                <text:p>a102549_cnt</text:p>
                <draw:g>
                  <svg:desc>shuffled_results.C1:shuffled_results.C1</svg:desc>
                </draw:g>
              </table:table-cell>
              <table:table-cell office:value-type="string">
                <text:p>a033622_cnt</text:p>
                <draw:g>
                  <svg:desc>shuffled_results.D1:shuffled_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uffled_results.A2:shuffled_results.A12</svg:desc>
                </draw:g>
              </table:table-cell>
              <table:table-cell office:value-type="float" office:value="96">
                <text:p>96</text:p>
                <draw:g>
                  <svg:desc>shuffled_results.B2:shuffled_results.B12</svg:desc>
                </draw:g>
              </table:table-cell>
              <table:table-cell office:value-type="float" office:value="56">
                <text:p>56</text:p>
                <draw:g>
                  <svg:desc>shuffled_results.C2:shuffled_results.C12</svg:desc>
                </draw:g>
              </table:table-cell>
              <table:table-cell office:value-type="float" office:value="44">
                <text:p>44</text:p>
                <draw:g>
                  <svg:desc>shuffled_results.D2:shuffled_results.D1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">
                <text:p>406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76">
                <text:p>1676</text:p>
              </table:table-cell>
              <table:table-cell office:value-type="float" office:value="258">
                <text:p>2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506">
                <text:p>6506</text:p>
              </table:table-cell>
              <table:table-cell office:value-type="float" office:value="762">
                <text:p>76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946">
                <text:p>23946</text:p>
              </table:table-cell>
              <table:table-cell office:value-type="float" office:value="1580">
                <text:p>158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7085">
                <text:p>107085</text:p>
              </table:table-cell>
              <table:table-cell office:value-type="float" office:value="3825">
                <text:p>3825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95155">
                <text:p>395155</text:p>
              </table:table-cell>
              <table:table-cell office:value-type="float" office:value="9257">
                <text:p>9257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643670">
                <text:p>1643670</text:p>
              </table:table-cell>
              <table:table-cell office:value-type="float" office:value="20796">
                <text:p>20796</text:p>
              </table:table-cell>
              <table:table-cell office:value-type="float" office:value="22968">
                <text:p>2296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6575327">
                <text:p>6575327</text:p>
              </table:table-cell>
              <table:table-cell office:value-type="float" office:value="47555">
                <text:p>47555</text:p>
              </table:table-cell>
              <table:table-cell office:value-type="float" office:value="50315">
                <text:p>5031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5992793">
                <text:p>25992793</text:p>
              </table:table-cell>
              <table:table-cell office:value-type="float" office:value="114863">
                <text:p>114863</text:p>
              </table:table-cell>
              <table:table-cell office:value-type="float" office:value="110642">
                <text:p>11064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05978045">
                <text:p>105978045</text:p>
              </table:table-cell>
              <table:table-cell office:value-type="float" office:value="272839">
                <text:p>272839</text:p>
              </table:table-cell>
              <table:table-cell office:value-type="float" office:value="241256">
                <text:p>241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63cm" svg:height="15.672cm" xlink:href=".." xlink:type="simple" chart:class="chart:line" chart:style-name="ch1">
        <chart:legend chart:legend-position="end" svg:x="21.861cm" svg:y="7.039cm" style:legend-expansion="high" chart:style-name="ch2"/>
        <chart:plot-area chart:style-name="ch3" table:cell-range-address="shuffled_results.A1:shuffled_results.D12" chart:data-source-has-labels="both" svg:x="0.328cm" svg:y="0.375cm" svg:width="21.643cm" svg:height="15.164cm">
          <chartooo:coordinate-region svg:x="2.431cm" svg:y="0.575cm" svg:width="19.075cm" svg:height="14.317cm"/>
          <chart:axis chart:dimension="x" chart:name="primary-x" chart:style-name="ch4" chartooo:axis-type="auto">
            <chartooo:date-scale/>
            <chart:categories table:cell-range-address="shuffled_results.A2:shuffled_result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uffled_results.B2:shuffled_results.B12" chart:label-cell-address="shuffled_results.B1:shuffled_results.B1" chart:class="chart:line">
            <chart:data-point chart:repeated="11"/>
          </chart:series>
          <chart:series chart:style-name="ch8" chart:values-cell-range-address="shuffled_results.C2:shuffled_results.C12" chart:label-cell-address="shuffled_results.C1:shuffled_results.C1" chart:class="chart:line">
            <chart:data-point chart:repeated="11"/>
          </chart:series>
          <chart:series chart:style-name="ch9" chart:values-cell-range-address="shuffled_results.D2:shuffled_results.D12" chart:label-cell-address="shuffled_results.D1:shuffled_results.D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_cnt</text:p>
                <draw:g>
                  <svg:desc>shuffled_results.B1:shuffled_results.B1</svg:desc>
                </draw:g>
              </table:table-cell>
              <table:table-cell office:value-type="string">
                <text:p>a102549_cnt</text:p>
                <draw:g>
                  <svg:desc>shuffled_results.C1:shuffled_results.C1</svg:desc>
                </draw:g>
              </table:table-cell>
              <table:table-cell office:value-type="string">
                <text:p>a033622_cnt</text:p>
                <draw:g>
                  <svg:desc>shuffled_results.D1:shuffled_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uffled_results.A2:shuffled_results.A12</svg:desc>
                </draw:g>
              </table:table-cell>
              <table:table-cell office:value-type="float" office:value="96">
                <text:p>96</text:p>
                <draw:g>
                  <svg:desc>shuffled_results.B2:shuffled_results.B12</svg:desc>
                </draw:g>
              </table:table-cell>
              <table:table-cell office:value-type="float" office:value="56">
                <text:p>56</text:p>
                <draw:g>
                  <svg:desc>shuffled_results.C2:shuffled_results.C12</svg:desc>
                </draw:g>
              </table:table-cell>
              <table:table-cell office:value-type="float" office:value="44">
                <text:p>44</text:p>
                <draw:g>
                  <svg:desc>shuffled_results.D2:shuffled_results.D1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6">
                <text:p>406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676">
                <text:p>1676</text:p>
              </table:table-cell>
              <table:table-cell office:value-type="float" office:value="258">
                <text:p>2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506">
                <text:p>6506</text:p>
              </table:table-cell>
              <table:table-cell office:value-type="float" office:value="762">
                <text:p>76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3946">
                <text:p>23946</text:p>
              </table:table-cell>
              <table:table-cell office:value-type="float" office:value="1580">
                <text:p>158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7085">
                <text:p>107085</text:p>
              </table:table-cell>
              <table:table-cell office:value-type="float" office:value="3825">
                <text:p>3825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95155">
                <text:p>395155</text:p>
              </table:table-cell>
              <table:table-cell office:value-type="float" office:value="9257">
                <text:p>9257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643670">
                <text:p>1643670</text:p>
              </table:table-cell>
              <table:table-cell office:value-type="float" office:value="20796">
                <text:p>20796</text:p>
              </table:table-cell>
              <table:table-cell office:value-type="float" office:value="22968">
                <text:p>2296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6575327">
                <text:p>6575327</text:p>
              </table:table-cell>
              <table:table-cell office:value-type="float" office:value="47555">
                <text:p>47555</text:p>
              </table:table-cell>
              <table:table-cell office:value-type="float" office:value="50315">
                <text:p>5031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5992793">
                <text:p>25992793</text:p>
              </table:table-cell>
              <table:table-cell office:value-type="float" office:value="114863">
                <text:p>114863</text:p>
              </table:table-cell>
              <table:table-cell office:value-type="float" office:value="110642">
                <text:p>11064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05978045">
                <text:p>105978045</text:p>
              </table:table-cell>
              <table:table-cell office:value-type="float" office:value="272839">
                <text:p>272839</text:p>
              </table:table-cell>
              <table:table-cell office:value-type="float" office:value="241256">
                <text:p>2412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07cm" svg:height="13.654cm" xlink:href=".." xlink:type="simple" chart:class="chart:line" chart:style-name="ch1">
        <chart:legend chart:legend-position="end" svg:x="16.305cm" svg:y="6.279cm" style:legend-expansion="high" chart:style-name="ch2"/>
        <chart:plot-area chart:style-name="ch3" table:cell-range-address="shuffled_results.A1:shuffled_results.A12 shuffled_results.C1:shuffled_results.D12" chart:data-source-has-labels="both" svg:x="0.392cm" svg:y="0.273cm" svg:width="15.521cm" svg:height="13.108cm">
          <chartooo:coordinate-region svg:x="1.754cm" svg:y="0.472cm" svg:width="13.695cm" svg:height="12.262cm"/>
          <chart:axis chart:dimension="x" chart:name="primary-x" chart:style-name="ch4" chartooo:axis-type="auto">
            <chartooo:date-scale/>
            <chart:categories table:cell-range-address="shuffled_results.A2:shuffled_results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uffled_results.C2:shuffled_results.C12" chart:label-cell-address="shuffled_results.C1:shuffled_results.C1" chart:class="chart:line">
            <chart:data-point chart:repeated="11"/>
          </chart:series>
          <chart:series chart:style-name="ch7" chart:values-cell-range-address="shuffled_results.D2:shuffled_results.D12" chart:label-cell-address="shuffled_results.D1:shuffled_results.D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102549_cnt</text:p>
                <draw:g>
                  <svg:desc>shuffled_results.C1:shuffled_results.C1</svg:desc>
                </draw:g>
              </table:table-cell>
              <table:table-cell office:value-type="string">
                <text:p>a033622_cnt</text:p>
                <draw:g>
                  <svg:desc>shuffled_results.D1:shuffled_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uffled_results.A2:shuffled_results.A12</svg:desc>
                </draw:g>
              </table:table-cell>
              <table:table-cell office:value-type="float" office:value="56">
                <text:p>56</text:p>
                <draw:g>
                  <svg:desc>shuffled_results.C2:shuffled_results.C12</svg:desc>
                </draw:g>
              </table:table-cell>
              <table:table-cell office:value-type="float" office:value="44">
                <text:p>44</text:p>
                <draw:g>
                  <svg:desc>shuffled_results.D2:shuffled_results.D12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8">
                <text:p>25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62">
                <text:p>76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80">
                <text:p>1580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825">
                <text:p>3825</text:p>
              </table:table-cell>
              <table:table-cell office:value-type="float" office:value="4457">
                <text:p>4457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257">
                <text:p>9257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0796">
                <text:p>20796</text:p>
              </table:table-cell>
              <table:table-cell office:value-type="float" office:value="22968">
                <text:p>22968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7555">
                <text:p>47555</text:p>
              </table:table-cell>
              <table:table-cell office:value-type="float" office:value="50315">
                <text:p>5031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114863">
                <text:p>114863</text:p>
              </table:table-cell>
              <table:table-cell office:value-type="float" office:value="110642">
                <text:p>11064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272839">
                <text:p>272839</text:p>
              </table:table-cell>
              <table:table-cell office:value-type="float" office:value="241256">
                <text:p>241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